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0F4761"/>
    </style:style>
    <style:style style:name="Stærktcitat" style:display-name="Stærkt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0F4761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ristian Haase</meta:initial-creator>
    <dc:creator>Christian Haase</dc:creator>
    <meta:creation-date>2025-09-08T12:04:00Z</meta:creation-date>
    <dc:date>2025-09-08T12:04:00Z</dc: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4" meta:row-count="1" meta:non-whitespace-character-count="4"/>
  </office:meta>
</office:document-meta>
</file>